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language="de" fo:country="DE"/>
    </style:style>
    <style:style style:name="T2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" style:parent-style-name="Normal" style:family="paragraph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7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8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9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0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" style:parent-style-name="Normal" style:family="paragraph">
      <style:text-properties style:font-name="Courier New" style:font-name-complex="Courier New"/>
    </style:style>
    <style:style style:name="P12" style:parent-style-name="Normal" style:family="paragraph">
      <style:text-properties style:font-name="Courier New" style:font-name-complex="Courier New"/>
    </style:style>
    <style:style style:name="T13" style:parent-style-name="DefaultParagraphFont" style:family="text">
      <style:text-properties style:font-name="Courier New" style:font-name-complex="Courier New"/>
    </style:style>
  </office:automatic-styles>
  <office:body>
    <office:text text:use-soft-page-breaks="true">
      <text:p text:style-name="P1">Download and install Apache Zeppelin</text:p>
      <text:p text:style-name="Normal"/>
      <text:p text:style-name="Normal"><text:span text:style-name="T2">Step<text:s/></text:span><text:span text:style-name="T3">1</text:span>. Download<text:s/>the latest<text:s/>Zeppline 0.11.2 released on Sep 22, 2024<text:s/><text:s/>via<text:s/>instruction on<text:s/>this link<text:s/><text:a xlink:href="https://zeppelin.apache.org/download.html" office:target-frame-name="_top" xlink:show="replace"><text:span text:style-name="Hyperlink">https://zeppelin.apache.org/download.html</text:span></text:a></text:p>
      <text:p text:style-name="Normal"><text:span text:style-name="T4">Step 2</text:span>. Extract<text:s/>the Zip file<text:s/>in a directory of your choice and<text:s/>rename it (for example “zeppline0112” and<text:s/>you're ready to go.</text:p>
      <text:p text:style-name="Normal"/>
      <text:p text:style-name="P5">Using the official docker image</text:p>
      <text:p text:style-name="Normal"><text:span text:style-name="T6">Step 3</text:span>.<text:s/>Make sure that<text:s/><text:a xlink:href="https://www.docker.com/community-edition" office:target-frame-name="_top" xlink:show="replace"><text:span text:style-name="Hyperlink">docker</text:span></text:a><text:s/>is installed in your local machine. If not, download and install docker desktop via instructions on this<text:s/><text:a xlink:href="https://docs.docker.com/desktop/setup/install/windows-install/" office:target-frame-name="_top" xlink:show="replace"><text:span text:style-name="Hyperlink">link</text:span></text:a><text:s/></text:p>
      <text:p text:style-name="Normal"/>
      <text:p text:style-name="Normal"><text:span text:style-name="T7">Step<text:s/></text:span><text:span text:style-name="T8">4</text:span>. Open Docker desktop</text:p>
      <text:p text:style-name="Normal"><text:span text:style-name="T9">Step<text:s/></text:span><text:span text:style-name="T10">5</text:span>.<text:s/>Once Docker is running and your directory is correct:</text:p>
      <text:p text:style-name="Normal"/>
      <text:p text:style-name="Normal">Open PowerShell and navigate to your directory:</text:p>
      <text:p text:style-name="P11">cd C:\New folder_Phuong\Github_Phuong\zeppelin0112</text:p>
      <text:p text:style-name="P12"/>
      <text:p text:style-name="Normal">Run the Docker command.<text:s/>Use this command to launch Apache Zeppelin in a container:</text:p>
      <text:p text:style-name="Normal"><text:span text:style-name="T13">docker run -p 8080:8080 --rm --name zeppelin apache/zeppelin:0.9.0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Thi Lan Phuong Nguyen</meta:initial-creator>
    <dc:creator>Thi Lan Phuong Nguyen</dc:creator>
    <meta:creation-date>2025-02-01T22:41:00Z</meta:creation-date>
    <dc:date>2025-02-01T22:55:00Z</dc:date>
    <meta:template xlink:href="Normal" xlink:type="simple"/>
    <meta:editing-cycles>4</meta:editing-cycles>
    <meta:editing-duration>PT0S</meta:editing-duration>
    <meta:document-statistic meta:page-count="1" meta:paragraph-count="2" meta:word-count="150" meta:character-count="1008" meta:row-count="7" meta:non-whitespace-character-count="860"/>
  </office:meta>
</office:document-meta>
</file>